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Helvetica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Helvetica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MembreFamilles">
      <style:text-properties style:font-name="Helvetica"/>
    </style:style>
    <style:style style:name="P11" style:family="paragraph" style:parent-style-name="Table_20_Contents">
      <style:text-properties style:font-name="Helvetica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Sol">
      <style:paragraph-properties fo:line-height="100%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0"/>
      <text:p text:style-name="P2">%=remLineWhenBlank(RECAP_PC_TITRE,1)=%</text:p>
      <text:p text:style-name="P4">%=remLineWhenBlank(RECAP_PC_TEXTE,1)=%</text:p>
      <text:p text:style-name="P4"/>
      <text:p text:style-name="P5"/>
      <text:p text:style-name="P16"><text:span text:style-name="T2">%#include </text:span><text:span text:style-name="T1">blocRecapPca</text:span><text:span text:style-name="T2">#%</text:span></text:p>
      <text:p text:style-name="P16"><text:span text:style-name="T2">%#include </text:span><text:span text:style-name="T1">blocPrestVerses</text:span><text:span text:style-name="T2">#%</text:span></text:p>
      <text:p text:style-name="P16"><text:span text:style-name="T2">%#include </text:span><text:span text:style-name="T3">blocCreanciers</text:span><text:span text:style-name="T2">#%</text:span></text:p>
      <text:p text:style-name="P16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9">%=remLineWhenBlank(REMARQUE_TITLE,1)=%</text:p>
      <text:p text:style-name="P8">%=remLineWhenBlank(REMARQUE_DECOMPTE,1)=%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5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6-01-19T16:08:55</dc:date>
    <meta:editing-cycles>52</meta:editing-cycles>
    <meta:editing-duration>PT3H44M2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